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nu_e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formula="of:=[.A3]/([.A3]+2)" office:value-type="float" office:value="0">
            <text:p>0</text:p>
          </table:table-cell>
          <table:table-cell table:formula="of:=(1-[.B3])/2" office:value-type="float" office:value="0.5">
            <text:p>0,5</text:p>
          </table:table-cell>
          <table:table-cell table:formula="of:=[.B3]+[.C3]*2" office:value-type="float" office:value="1">
            <text:p>1</text:p>
          </table:table-cell>
        </table:table-row>
        <table:table-row table:style-name="ro1">
          <table:table-cell table:formula="of:=[.A3]+1" office:value-type="float" office:value="1">
            <text:p>1</text:p>
          </table:table-cell>
          <table:table-cell table:formula="of:=[.A4]/([.A4]+2)" office:value-type="float" office:value="0.333333333333333">
            <text:p>0,33</text:p>
          </table:table-cell>
          <table:table-cell table:formula="of:=(1-[.B4])/2" office:value-type="float" office:value="0.333333333333333">
            <text:p>0,33</text:p>
          </table:table-cell>
          <table:table-cell table:formula="of:=[.B4]+[.C4]*2" office:value-type="float" office:value="1">
            <text:p>1</text:p>
          </table:table-cell>
        </table:table-row>
        <table:table-row table:style-name="ro1">
          <table:table-cell table:formula="of:=[.A4]+1" office:value-type="float" office:value="2">
            <text:p>2</text:p>
          </table:table-cell>
          <table:table-cell table:formula="of:=[.A5]/([.A5]+2)" office:value-type="float" office:value="0.5">
            <text:p>0,5</text:p>
          </table:table-cell>
          <table:table-cell table:formula="of:=(1-[.B5])/2" office:value-type="float" office:value="0.25">
            <text:p>0,25</text:p>
          </table:table-cell>
          <table:table-cell table:formula="of:=[.B5]+[.C5]*2" office:value-type="float" office:value="1">
            <text:p>1</text:p>
          </table:table-cell>
        </table:table-row>
        <table:table-row table:style-name="ro1">
          <table:table-cell table:formula="of:=[.A5]+1" office:value-type="float" office:value="3">
            <text:p>3</text:p>
          </table:table-cell>
          <table:table-cell table:formula="of:=[.A6]/([.A6]+2)" office:value-type="float" office:value="0.6">
            <text:p>0,6</text:p>
          </table:table-cell>
          <table:table-cell table:formula="of:=(1-[.B6])/2" office:value-type="float" office:value="0.2">
            <text:p>0,2</text:p>
          </table:table-cell>
          <table:table-cell table:formula="of:=[.B6]+[.C6]*2" office:value-type="float" office:value="1">
            <text:p>1</text:p>
          </table:table-cell>
        </table:table-row>
        <table:table-row table:style-name="ro1">
          <table:table-cell table:formula="of:=[.A6]+1" office:value-type="float" office:value="4">
            <text:p>4</text:p>
          </table:table-cell>
          <table:table-cell table:formula="of:=[.A7]/([.A7]+2)" office:value-type="float" office:value="0.666666666666667">
            <text:p>0,67</text:p>
          </table:table-cell>
          <table:table-cell table:formula="of:=(1-[.B7])/2" office:value-type="float" office:value="0.166666666666667">
            <text:p>0,17</text:p>
          </table:table-cell>
          <table:table-cell table:formula="of:=[.B7]+[.C7]*2" office:value-type="float" office:value="1">
            <text:p>1</text:p>
          </table:table-cell>
        </table:table-row>
        <table:table-row table:style-name="ro1">
          <table:table-cell table:formula="of:=[.A7]+1" office:value-type="float" office:value="5">
            <text:p>5</text:p>
          </table:table-cell>
          <table:table-cell table:formula="of:=[.A8]/([.A8]+2)" office:value-type="float" office:value="0.714285714285714">
            <text:p>0,71</text:p>
          </table:table-cell>
          <table:table-cell table:formula="of:=(1-[.B8])/2" office:value-type="float" office:value="0.142857142857143">
            <text:p>0,14</text:p>
          </table:table-cell>
          <table:table-cell table:formula="of:=[.B8]+[.C8]*2" office:value-type="float" office:value="1">
            <text:p>1</text:p>
          </table:table-cell>
        </table:table-row>
        <table:table-row table:style-name="ro1">
          <table:table-cell table:formula="of:=[.A8]+1" office:value-type="float" office:value="6">
            <text:p>6</text:p>
          </table:table-cell>
          <table:table-cell table:formula="of:=[.A9]/([.A9]+2)" office:value-type="float" office:value="0.75">
            <text:p>0,75</text:p>
          </table:table-cell>
          <table:table-cell table:formula="of:=(1-[.B9])/2" office:value-type="float" office:value="0.125">
            <text:p>0,13</text:p>
          </table:table-cell>
          <table:table-cell table:formula="of:=[.B9]+[.C9]*2" office:value-type="float" office:value="1">
            <text:p>1</text:p>
          </table:table-cell>
        </table:table-row>
        <table:table-row table:style-name="ro1">
          <table:table-cell table:formula="of:=[.A9]+1" office:value-type="float" office:value="7">
            <text:p>7</text:p>
          </table:table-cell>
          <table:table-cell table:formula="of:=[.A10]/([.A10]+2)" office:value-type="float" office:value="0.777777777777778">
            <text:p>0,78</text:p>
          </table:table-cell>
          <table:table-cell table:formula="of:=(1-[.B10])/2" office:value-type="float" office:value="0.111111111111111">
            <text:p>0,11</text:p>
          </table:table-cell>
          <table:table-cell table:formula="of:=[.B10]+[.C10]*2" office:value-type="float" office:value="1">
            <text:p>1</text:p>
          </table:table-cell>
        </table:table-row>
        <table:table-row table:style-name="ro1">
          <table:table-cell table:formula="of:=[.A10]+1" office:value-type="float" office:value="8">
            <text:p>8</text:p>
          </table:table-cell>
          <table:table-cell table:formula="of:=[.A11]/([.A11]+2)" office:value-type="float" office:value="0.8">
            <text:p>0,8</text:p>
          </table:table-cell>
          <table:table-cell table:formula="of:=(1-[.B11])/2" office:value-type="float" office:value="0.1">
            <text:p>0,1</text:p>
          </table:table-cell>
          <table:table-cell table:formula="of:=[.B11]+[.C11]*2" office:value-type="float" office:value="1">
            <text:p>1</text:p>
          </table:table-cell>
        </table:table-row>
        <table:table-row table:style-name="ro1">
          <table:table-cell table:formula="of:=[.A11]+1" office:value-type="float" office:value="9">
            <text:p>9</text:p>
          </table:table-cell>
          <table:table-cell table:formula="of:=[.A12]/([.A12]+2)" office:value-type="float" office:value="0.818181818181818">
            <text:p>0,82</text:p>
          </table:table-cell>
          <table:table-cell table:formula="of:=(1-[.B12])/2" office:value-type="float" office:value="0.0909090909090909">
            <text:p>0,09</text:p>
          </table:table-cell>
          <table:table-cell table:formula="of:=[.B12]+[.C12]*2" office:value-type="float" office:value="1">
            <text:p>1</text:p>
          </table:table-cell>
        </table:table-row>
        <table:table-row table:style-name="ro1">
          <table:table-cell table:formula="of:=[.A12]+1" office:value-type="float" office:value="10">
            <text:p>10</text:p>
          </table:table-cell>
          <table:table-cell table:formula="of:=[.A13]/([.A13]+2)" office:value-type="float" office:value="0.833333333333333">
            <text:p>0,83</text:p>
          </table:table-cell>
          <table:table-cell table:formula="of:=(1-[.B13])/2" office:value-type="float" office:value="0.0833333333333333">
            <text:p>0,08</text:p>
          </table:table-cell>
          <table:table-cell table:formula="of:=[.B13]+[.C13]*2" office:value-type="float" office:value="1">
            <text:p>1</text:p>
          </table:table-cell>
        </table:table-row>
        <table:table-row table:style-name="ro1">
          <table:table-cell table:formula="of:=[.A13]+1" office:value-type="float" office:value="11">
            <text:p>11</text:p>
          </table:table-cell>
          <table:table-cell table:formula="of:=[.A14]/([.A14]+2)" office:value-type="float" office:value="0.846153846153846">
            <text:p>0,85</text:p>
          </table:table-cell>
          <table:table-cell table:formula="of:=(1-[.B14])/2" office:value-type="float" office:value="0.0769230769230769">
            <text:p>0,08</text:p>
          </table:table-cell>
          <table:table-cell table:formula="of:=[.B14]+[.C14]*2" office:value-type="float" office:value="1">
            <text:p>1</text:p>
          </table:table-cell>
        </table:table-row>
        <table:table-row table:style-name="ro1">
          <table:table-cell table:formula="of:=[.A14]+1" office:value-type="float" office:value="12">
            <text:p>12</text:p>
          </table:table-cell>
          <table:table-cell table:formula="of:=[.A15]/([.A15]+2)" office:value-type="float" office:value="0.857142857142857">
            <text:p>0,86</text:p>
          </table:table-cell>
          <table:table-cell table:formula="of:=(1-[.B15])/2" office:value-type="float" office:value="0.0714285714285715">
            <text:p>0,07</text:p>
          </table:table-cell>
          <table:table-cell table:formula="of:=[.B15]+[.C15]*2" office:value-type="float" office:value="1">
            <text:p>1</text:p>
          </table:table-cell>
        </table:table-row>
        <table:table-row table:style-name="ro1">
          <table:table-cell table:formula="of:=[.A15]+1" office:value-type="float" office:value="13">
            <text:p>13</text:p>
          </table:table-cell>
          <table:table-cell table:formula="of:=[.A16]/([.A16]+2)" office:value-type="float" office:value="0.866666666666667">
            <text:p>0,87</text:p>
          </table:table-cell>
          <table:table-cell table:formula="of:=(1-[.B16])/2" office:value-type="float" office:value="0.0666666666666667">
            <text:p>0,07</text:p>
          </table:table-cell>
          <table:table-cell table:formula="of:=[.B16]+[.C16]*2" office:value-type="float" office:value="1">
            <text:p>1</text:p>
          </table:table-cell>
        </table:table-row>
        <table:table-row table:style-name="ro1">
          <table:table-cell table:formula="of:=[.A16]+1" office:value-type="float" office:value="14">
            <text:p>14</text:p>
          </table:table-cell>
          <table:table-cell table:formula="of:=[.A17]/([.A17]+2)" office:value-type="float" office:value="0.875">
            <text:p>0,88</text:p>
          </table:table-cell>
          <table:table-cell table:formula="of:=(1-[.B17])/2" office:value-type="float" office:value="0.0625">
            <text:p>0,06</text:p>
          </table:table-cell>
          <table:table-cell table:formula="of:=[.B17]+[.C17]*2" office:value-type="float" office:value="1">
            <text:p>1</text:p>
          </table:table-cell>
        </table:table-row>
        <table:table-row table:style-name="ro1">
          <table:table-cell table:formula="of:=[.A17]+1" office:value-type="float" office:value="15">
            <text:p>15</text:p>
          </table:table-cell>
          <table:table-cell table:formula="of:=[.A18]/([.A18]+2)" office:value-type="float" office:value="0.882352941176471">
            <text:p>0,88</text:p>
          </table:table-cell>
          <table:table-cell table:formula="of:=(1-[.B18])/2" office:value-type="float" office:value="0.0588235294117647">
            <text:p>0,06</text:p>
          </table:table-cell>
          <table:table-cell table:formula="of:=[.B18]+[.C18]*2" office:value-type="float" office:value="1">
            <text:p>1</text:p>
          </table:table-cell>
        </table:table-row>
        <table:table-row table:style-name="ro1">
          <table:table-cell table:formula="of:=[.A18]+1" office:value-type="float" office:value="16">
            <text:p>16</text:p>
          </table:table-cell>
          <table:table-cell table:formula="of:=[.A19]/([.A19]+2)" office:value-type="float" office:value="0.888888888888889">
            <text:p>0,89</text:p>
          </table:table-cell>
          <table:table-cell table:formula="of:=(1-[.B19])/2" office:value-type="float" office:value="0.0555555555555556">
            <text:p>0,06</text:p>
          </table:table-cell>
          <table:table-cell table:formula="of:=[.B19]+[.C19]*2" office:value-type="float" office:value="1">
            <text:p>1</text:p>
          </table:table-cell>
        </table:table-row>
        <table:table-row table:style-name="ro1">
          <table:table-cell table:formula="of:=[.A19]+1" office:value-type="float" office:value="17">
            <text:p>17</text:p>
          </table:table-cell>
          <table:table-cell table:formula="of:=[.A20]/([.A20]+2)" office:value-type="float" office:value="0.894736842105263">
            <text:p>0,89</text:p>
          </table:table-cell>
          <table:table-cell table:formula="of:=(1-[.B20])/2" office:value-type="float" office:value="0.0526315789473684">
            <text:p>0,05</text:p>
          </table:table-cell>
          <table:table-cell table:formula="of:=[.B20]+[.C20]*2" office:value-type="float" office:value="1">
            <text:p>1</text:p>
          </table:table-cell>
        </table:table-row>
        <table:table-row table:style-name="ro1">
          <table:table-cell table:formula="of:=[.A20]+1" office:value-type="float" office:value="18">
            <text:p>18</text:p>
          </table:table-cell>
          <table:table-cell table:formula="of:=[.A21]/([.A21]+2)" office:value-type="float" office:value="0.9">
            <text:p>0,9</text:p>
          </table:table-cell>
          <table:table-cell table:formula="of:=(1-[.B21])/2" office:value-type="float" office:value="0.05">
            <text:p>0,05</text:p>
          </table:table-cell>
          <table:table-cell table:formula="of:=[.B21]+[.C21]*2" office:value-type="float" office:value="1">
            <text:p>1</text:p>
          </table:table-cell>
        </table:table-row>
        <table:table-row table:style-name="ro1">
          <table:table-cell table:formula="of:=[.A21]+1" office:value-type="float" office:value="19">
            <text:p>19</text:p>
          </table:table-cell>
          <table:table-cell table:formula="of:=[.A22]/([.A22]+2)" office:value-type="float" office:value="0.904761904761905">
            <text:p>0,9</text:p>
          </table:table-cell>
          <table:table-cell table:formula="of:=(1-[.B22])/2" office:value-type="float" office:value="0.0476190476190476">
            <text:p>0,05</text:p>
          </table:table-cell>
          <table:table-cell table:formula="of:=[.B22]+[.C22]*2" office:value-type="float" office:value="1">
            <text:p>1</text:p>
          </table:table-cell>
        </table:table-row>
        <table:table-row table:style-name="ro1">
          <table:table-cell table:formula="of:=[.A22]+1" office:value-type="float" office:value="20">
            <text:p>20</text:p>
          </table:table-cell>
          <table:table-cell table:formula="of:=[.A23]/([.A23]+2)" office:value-type="float" office:value="0.909090909090909">
            <text:p>0,91</text:p>
          </table:table-cell>
          <table:table-cell table:formula="of:=(1-[.B23])/2" office:value-type="float" office:value="0.0454545454545455">
            <text:p>0,05</text:p>
          </table:table-cell>
          <table:table-cell table:formula="of:=[.B23]+[.C23]*2" office:value-type="float" office:value="1">
            <text:p>1</text:p>
          </table:table-cell>
        </table:table-row>
        <table:table-row table:style-name="ro1">
          <table:table-cell table:formula="of:=[.A23]+1" office:value-type="float" office:value="21">
            <text:p>21</text:p>
          </table:table-cell>
          <table:table-cell table:formula="of:=[.A24]/([.A24]+2)" office:value-type="float" office:value="0.91304347826087">
            <text:p>0,91</text:p>
          </table:table-cell>
          <table:table-cell table:formula="of:=(1-[.B24])/2" office:value-type="float" office:value="0.0434782608695652">
            <text:p>0,04</text:p>
          </table:table-cell>
          <table:table-cell table:formula="of:=[.B24]+[.C24]*2" office:value-type="float" office:value="1">
            <text:p>1</text:p>
          </table:table-cell>
        </table:table-row>
        <table:table-row table:style-name="ro1">
          <table:table-cell table:formula="of:=[.A24]+1" office:value-type="float" office:value="22">
            <text:p>22</text:p>
          </table:table-cell>
          <table:table-cell table:formula="of:=[.A25]/([.A25]+2)" office:value-type="float" office:value="0.916666666666667">
            <text:p>0,92</text:p>
          </table:table-cell>
          <table:table-cell table:formula="of:=(1-[.B25])/2" office:value-type="float" office:value="0.0416666666666667">
            <text:p>0,04</text:p>
          </table:table-cell>
          <table:table-cell table:formula="of:=[.B25]+[.C25]*2" office:value-type="float" office:value="1">
            <text:p>1</text:p>
          </table:table-cell>
        </table:table-row>
        <table:table-row table:style-name="ro1">
          <table:table-cell table:formula="of:=[.A25]+1" office:value-type="float" office:value="23">
            <text:p>23</text:p>
          </table:table-cell>
          <table:table-cell table:formula="of:=[.A26]/([.A26]+2)" office:value-type="float" office:value="0.92">
            <text:p>0,92</text:p>
          </table:table-cell>
          <table:table-cell table:formula="of:=(1-[.B26])/2" office:value-type="float" office:value="0.04">
            <text:p>0,04</text:p>
          </table:table-cell>
          <table:table-cell table:formula="of:=[.B26]+[.C26]*2" office:value-type="float" office:value="1">
            <text:p>1</text:p>
          </table:table-cell>
        </table:table-row>
        <table:table-row table:style-name="ro1">
          <table:table-cell table:formula="of:=[.A26]+1" office:value-type="float" office:value="24">
            <text:p>24</text:p>
          </table:table-cell>
          <table:table-cell table:formula="of:=[.A27]/([.A27]+2)" office:value-type="float" office:value="0.923076923076923">
            <text:p>0,92</text:p>
          </table:table-cell>
          <table:table-cell table:formula="of:=(1-[.B27])/2" office:value-type="float" office:value="0.0384615384615384">
            <text:p>0,04</text:p>
          </table:table-cell>
          <table:table-cell table:formula="of:=[.B27]+[.C27]*2"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8">18/10/2010</text:date>, <text:time>18:4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s Osorio</meta:initial-creator>
    <meta:creation-date>2010-10-18T08:12:01</meta:creation-date>
    <dc:date>2010-10-18T18:43:15</dc:date>
    <dc:creator>Andres Osorio</dc:creator>
    <meta:editing-duration>PT10H16M04S</meta:editing-duration>
    <meta:editing-cycles>1</meta:editing-cycles>
    <meta:document-statistic meta:table-count="3" meta:cell-count="101" meta:object-count="0"/>
    <meta:generator>OpenOffice.org/3.2$Linux OpenOffice.org_project/320m18$Build-9502</meta:generator>
  </office:meta>
</office:document-meta>
</file>